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3pt"/>
    </style:style>
    <style:style style:name="co2" style:family="table-column">
      <style:table-column-properties fo:break-before="auto" style:column-width="370.4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Segoe UI" fo:font-size="12pt" style:font-size-asian="12pt" style:font-size-complex="12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Segoe U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Segoe U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number-columns-repeated="1022" table:default-cell-style-name="ce6"/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etting Started with React Redux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Manage State Locally First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Extract State Logic to Redux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Use Provider to Connect Redux to React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Map State to Props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Map Dispatch to Props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Connect Redux to React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Connect Redux to the Messages App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Extract Local State into Redux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Moving Forward From Here</text:p>
          </table:table-cell>
          <table:table-cell office:value-type="string" calcext:value-type="string">
            <text:p>&lt;br /&gt;</text:p>
          </table:table-cell>
          <table:table-cell table:number-columns-repeated="1021"/>
        </table:table-row>
        <table:table-row table:style-name="ro1" table:number-rows-repeated="37">
          <table:table-cell/>
          <table:table-cell table:style-name="ce5"/>
          <table:table-cell table:number-columns-repeated="1022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00/00/0000</text:date>, <text:time style:data-style-name="N2" text:time-value="20:53:30.21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0:20:28.452000000</meta:creation-date>
    <dc:date>2020-10-06T20:53:50.743000000</dc:date>
    <meta:editing-duration>PT11M34S</meta:editing-duration>
    <meta:editing-cycles>4</meta:editing-cycles>
    <meta:generator>LibreOffice/5.3.1.2$Windows_x86 LibreOffice_project/e80a0e0fd1875e1696614d24c32df0f95f03deb2</meta:generator>
    <meta:document-statistic meta:table-count="1" meta:cell-count="30" meta:object-count="0"/>
  </office:meta>
</office:document-meta>
</file>